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063in"/>
    </style:style>
    <style:style style:name="co2" style:family="table-column">
      <style:table-column-properties fo:break-before="auto" style:column-width="4.008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row table:style-name="ro1" table:number-rows-repeated="4">
          <table:table-cell table:style-name="Default" table:number-columns-repeated="2"/>
        </table:table-row>
        <table:table-row table:style-name="ro2">
          <table:table-cell table:style-name="ce1" office:value-type="string">
            <text:p>Bug name</text:p>
          </table:table-cell>
          <table:table-cell table:style-name="ce5" office:value-type="string">
            <text:p>Details</text:p>
          </table:table-cell>
        </table:table-row>
        <table:table-row table:style-name="ro3">
          <table:table-cell table:style-name="ce2" office:value-type="string">
            <text:p>Doesn't create the connect object <text:s/>instance</text:p>
          </table:table-cell>
          <table:table-cell table:style-name="ce2" office:value-type="string">
            <text:p>If I connect two units using the <text:s/>interfaces , the .csv file doesn't contain the instances of the interfaces</text:p>
          </table:table-cell>
        </table:table-row>
        <table:table-row table:style-name="ro4">
          <table:table-cell table:style-name="ce2" office:value-type="string">
            <text:p>Segmentation fault when I open a .csv file </text:p>
          </table:table-cell>
          <table:table-cell table:style-name="ce2" office:value-type="string">
            <text:p>If I create a design in GUI and I add the instance name to the top unit and the second time if I want to open that .csv file, the GUI is closed with seg fault. If I don't add a instance name to the top unit, the .csl file is wrong generated.</text:p>
          </table:table-cell>
        </table:table-row>
        <table:table-row table:style-name="ro5">
          <table:table-cell office:value-type="string">
            <text:p>Execute CSL option</text:p>
          </table:table-cell>
          <table:table-cell table:style-name="ce2" office:value-type="string">
            <text:p>When I run the csl_csv_gen.pl I got this error: generated//home/Monica/work/svn_repo/repos/trunk/cslc/misc/projects/gui_test/test1.csl : No such file or directory <text:s text:c="21"/>Because the .csl file is generated in another directory : ../gui_test/generated/ </text:p>
          </table:table-cell>
        </table:table-row>
        <table:table-row table:style-name="ro6">
          <table:table-cell table:style-name="ce2" office:value-type="string">
            <text:p>Connection Table column in connection type box</text:p>
          </table:table-cell>
          <table:table-cell table:style-name="ce2" office:value-type="string">
            <text:p>There is a difference between the dialog boxes that appear when you choose the connection type. If you choose the Library Type the Connection name is a name typed by user and It doesn't appear anywhere, but if you choose <text:s/>CSL Type, the Connection name appears <text:s/>as connection object (formal object)</text:p>
          </table:table-cell>
        </table:table-row>
        <table:table-row table:style-name="ro1" table:number-rows-repeated="23">
          <table:table-cell table:number-columns-repeated="2"/>
        </table:table-row>
        <table:table-row table:style-name="ro1">
          <table:table-cell table:style-name="ce4"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9">09/29/2009</text:date>, <text:time>20:0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onicaS</meta:initial-creator>
    <meta:creation-date>2009-09-29T19:06:24</meta:creation-date>
    <dc:creator>MonicaS</dc:creator>
    <dc:date>2009-09-29T20:01:50</dc:date>
    <meta:editing-cycles>3</meta:editing-cycles>
    <meta:editing-duration>PT50M15S</meta:editing-duration>
    <meta:user-defined meta:name="Info 1"/>
    <meta:user-defined meta:name="Info 2"/>
    <meta:user-defined meta:name="Info 3"/>
    <meta:user-defined meta:name="Info 4"/>
    <meta:document-statistic meta:table-count="3" meta:cell-count="10"/>
  </office:meta>
</office:document-meta>
</file>